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3000003DF8819A16B57BE5E04.png" manifest:media-type="image/png"/>
  <manifest:file-entry manifest:full-path="Pictures/10000001000003F3000003DF3D12C65EE42489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width="17cm" svg:height="16.663cm" draw:z-index="0"><draw:image xlink:href="Pictures/10000001000003F3000003DF3D12C65EE42489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cm" svg:y="2.672cm" svg:width="17cm" svg:height="16.663cm" draw:z-index="1"><draw:image xlink:href="Pictures/10000001000003F3000003DF8819A16B57BE5E04.png" xlink:type="simple" xlink:show="embed" xlink:actuate="onLoad" draw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7:30:57.956701772</meta:creation-date>
    <dc:date>2023-11-09T17:38:52.680354509</dc:date>
    <meta:editing-duration>PT7M55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